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82746" officeooo:paragraph-rsid="00182746"/>
    </style:style>
    <style:style style:name="P2" style:family="paragraph" style:parent-style-name="Text_20_body">
      <style:text-properties officeooo:rsid="0019a681" officeooo:paragraph-rsid="0019a681"/>
    </style:style>
    <style:style style:name="P3" style:family="paragraph" style:parent-style-name="Text_20_body">
      <style:text-properties officeooo:rsid="001cc7f5" officeooo:paragraph-rsid="001cc7f5"/>
    </style:style>
    <style:style style:name="P4" style:family="paragraph" style:parent-style-name="Text_20_body">
      <style:text-properties officeooo:rsid="00227e33" officeooo:paragraph-rsid="00227e33"/>
    </style:style>
    <style:style style:name="P5" style:family="paragraph" style:parent-style-name="Standard">
      <style:text-properties officeooo:rsid="0021ad86"/>
    </style:style>
    <style:style style:name="P6" style:family="paragraph" style:parent-style-name="Heading_20_2">
      <style:text-properties style:font-name="Liberation Sans" fo:font-size="16.1000003814697pt" fo:font-weight="bold" officeooo:rsid="001b232f" officeooo:paragraph-rsid="001b232f" style:font-name-asian="Noto Sans CJK SC" style:font-size-asian="16.1000003814697pt" style:font-weight-asian="bold" style:font-name-complex="Noto Sans Hebrew" style:font-size-complex="16.1000003814697pt" style:font-weight-complex="bold"/>
    </style:style>
    <style:style style:name="P7" style:family="paragraph" style:parent-style-name="Heading_20_3">
      <style:text-properties officeooo:paragraph-rsid="00227e33"/>
    </style:style>
    <style:style style:name="P8" style:family="paragraph" style:parent-style-name="Text_20_body">
      <style:text-properties officeooo:rsid="0019a681" officeooo:paragraph-rsid="0019a681"/>
    </style:style>
    <style:style style:name="P9" style:family="paragraph" style:parent-style-name="Text_20_body">
      <style:text-properties officeooo:rsid="001cc7f5" officeooo:paragraph-rsid="001cc7f5"/>
    </style:style>
    <style:style style:name="P10" style:family="paragraph" style:parent-style-name="Text_20_body" style:list-style-name="L1">
      <style:text-properties officeooo:rsid="001cc7f5" officeooo:paragraph-rsid="001cc7f5"/>
    </style:style>
    <style:style style:name="P11" style:family="paragraph" style:parent-style-name="Text_20_body">
      <style:text-properties officeooo:rsid="001d1d7b" officeooo:paragraph-rsid="001d1d7b"/>
    </style:style>
    <style:style style:name="P12" style:family="paragraph" style:parent-style-name="Text_20_body">
      <style:text-properties officeooo:rsid="001d1d7b" officeooo:paragraph-rsid="00227e33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officeooo:rsid="001b232f"/>
    </style:style>
    <style:style style:name="P15" style:family="paragraph" style:parent-style-name="Text_20_body" style:list-style-name="L1">
      <style:text-properties officeooo:rsid="001b232f" officeooo:paragraph-rsid="001b232f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officeooo:rsid="00182746"/>
    </style:style>
    <style:style style:name="T2" style:family="text">
      <style:text-properties style:font-name="Liberation Sans" fo:font-size="16.1000003814697pt" fo:font-weight="bold" officeooo:rsid="00182746" style:font-name-asian="Noto Sans CJK SC" style:font-size-asian="16.1000003814697pt" style:font-weight-asian="bold" style:font-name-complex="Noto Sans Hebrew" style:font-size-complex="16.1000003814697pt" style:font-weight-complex="bold"/>
    </style:style>
    <style:style style:name="T3" style:family="text">
      <style:text-properties style:font-name="Liberation Sans" fo:font-size="14.1000003814697pt" fo:font-weight="bold" officeooo:rsid="001cc7f5" style:font-name-asian="Noto Sans CJK SC" style:font-size-asian="14.1000003814697pt" style:font-weight-asian="bold" style:font-name-complex="Noto Sans Hebrew" style:font-size-complex="14.1000003814697pt" style:font-weight-complex="bold"/>
    </style:style>
    <style:style style:name="T4" style:family="text">
      <style:text-properties style:font-name="Liberation Sans" fo:font-size="14.1000003814697pt" fo:font-weight="bold" officeooo:rsid="00227e33" style:font-name-asian="Noto Sans CJK SC" style:font-size-asian="14.1000003814697pt" style:font-weight-asian="bold" style:font-name-complex="Noto Sans Hebrew" style:font-size-complex="14.1000003814697pt" style:font-weight-complex="bold"/>
    </style:style>
    <style:style style:name="T5" style:family="text">
      <style:text-properties officeooo:rsid="0019d6f4"/>
    </style:style>
    <style:style style:name="T6" style:family="text">
      <style:text-properties officeooo:rsid="001cc7f5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docs-internal-guid-70e1c5a7-7fff-2445-c8b7-21a3b630faf7"/>User Persona</text:h>
      <text:p text:style-name="P5"/>
      <text:section text:style-name="Sect1" text:name="content">
        <text:section text:style-name="Sect1" text:name="primary">
          <text:p text:style-name="Text_20_body">This page lists typical users of our software. Users split into two groups: courts (who judge whom to give money) and recipients (who receive the money).</text:p>
          <text:p text:style-name="Text_20_body">Note that users listed below are to be considered fictional (even if their names and characters coincide with real persons).</text:p>
          <text:h text:style-name="Heading_20_2" text:outline-level="2">Recipients</text:h>
          <text:h text:style-name="Heading_20_3" text:outline-level="3">Greta Thunberg</text:h>
          <text:p text:style-name="Text_20_body">A social activist who needs more money for her social project.</text:p>
          <text:p text:style-name="Text_20_body">Pain point: No money to distribute against climate change.</text:p>
          <text:h text:style-name="Heading_20_3" text:outline-level="3">An average homeowner</text:h>
          <text:p text:style-name="Text_20_body">He would be like to be rewarded for installing solar panels.</text:p>
          <text:p text:style-name="Text_20_body">Pain point: It takes money to install them, but he needs to feed children.</text:p>
          <text:h text:style-name="Heading_20_3" text:outline-level="3">The government of a poor country like Kenya</text:h>
          <text:p text:style-name="Text_20_body">It was abused by colonialists. It is developing from a low point.</text:p>
          <text:p text:style-name="Text_20_body">Pain points: Poverty, weak infrastructure.</text:p>
          <text:h text:style-name="Heading_20_2" text:outline-level="2"><text:span text:style-name="Strong_20_Emphasis">Courts</text:span></text:h>
          <text:list xml:id="list2810007741" text:style-name="L2">
            <text:list-item>
              <text:p text:style-name="P17">A climate action committee</text:p>
            </text:list-item>
            <text:list-item>
              <text:p text:style-name="P17">An inventor’s society</text:p>
            </text:list-item>
            <text:list-item>
              <text:p text:style-name="P16">A nonprofit helping other nonprofits</text:p>
            </text:list-item>
          </text:list>
        </text:section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Hebrew" style:font-family-complex="'Noto Sans Hebrew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Victor Porton</meta:initial-creator>
    <meta:creation-date>2020-03-21T01:31:39.168247101</meta:creation-date>
    <dc:date>2020-03-26T20:09:53.653574538</dc:date>
    <dc:creator>Victor Porton</dc:creator>
    <meta:editing-duration>PT2H23S</meta:editing-duration>
    <meta:editing-cycles>14</meta:editing-cycles>
    <meta:generator>LibreOffice/6.3.5.2$Linux_X86_64 LibreOffice_project/30$Build-2</meta:generator>
    <meta:document-statistic meta:table-count="0" meta:image-count="0" meta:object-count="0" meta:page-count="1" meta:paragraph-count="17" meta:word-count="140" meta:character-count="829" meta:non-whitespace-character-count="709"/>
  </office:meta>
</office:document-meta>
</file>